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 style:font-pitch="fixed"/>
    <style:font-face style:name="Source Code Pro ExtraLight" svg:font-family="'Source Code Pro ExtraLight'" style:font-pitch="fixed"/>
    <style:font-face style:name="Source Code Pro Semibold" svg:font-family="'Source Code Pro Semibold'" style:font-pitch="fixed"/>
    <style:font-face style:name="Source Code Pro Semibold1" svg:font-family="'Source Code Pro Semibold'" style:font-adornments="Semibold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ource Code Pro Semibold1" fo:font-size="24pt" officeooo:rsid="000fc9f3" officeooo:paragraph-rsid="000fc9f3" style:font-size-asian="21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Source Code Pro Semibold1" fo:font-size="24pt" fo:font-weight="bold" officeooo:rsid="0011a5cb" officeooo:paragraph-rsid="0011a5cb" style:font-size-asian="21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Source Code Pro Semibold1" fo:font-size="18pt" officeooo:rsid="000fc9f3" officeooo:paragraph-rsid="000fc9f3" style:font-size-asian="15.75pt" style:font-size-complex="18pt"/>
    </style:style>
    <style:style style:name="P4" style:family="paragraph" style:parent-style-name="Standard">
      <style:paragraph-properties fo:text-align="start" style:justify-single-word="false"/>
      <style:text-properties style:font-name="Source Code Pro Semibold1" fo:font-size="18pt" fo:font-weight="bold" officeooo:rsid="0011a5cb" officeooo:paragraph-rsid="0011a5cb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Source Code Pro Semibold1" fo:font-size="18pt" fo:font-weight="normal" officeooo:rsid="0011a5cb" officeooo:paragraph-rsid="0011a5cb" style:font-size-asian="15.75pt" style:font-weight-asian="normal" style:font-size-complex="18pt" style:font-weight-complex="normal"/>
    </style:style>
    <style:style style:name="T1" style:family="text">
      <style:text-properties style:font-name="Source Code Pro ExtraLight"/>
    </style:style>
    <style:style style:name="T2" style:family="text">
      <style:text-properties style:font-name="Source Code Pro ExtraLight" fo:font-weight="bold" style:font-weight-asian="bold" style:font-weight-complex="bold"/>
    </style:style>
    <style:style style:name="T3" style:family="text">
      <style:text-properties style:font-name="Source Code Pro ExtraLight" officeooo:rsid="0011a5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EBMEMORIAL NELSO GONÇALVES</text:p>
      <text:p text:style-name="P1"/>
      <text:p text:style-name="P1"/>
      <text:p text:style-name="P3"><text:span text:style-name="T2">1. O que?</text:span><text:line-break/><text:span text:style-name="T1">- </text:span><text:span text:style-name="T3">Site de tributo a nelson gonçalves, deve incluir um link para suas músicas https://www.youtube.com/playlist?list=PLFB0E214CB03A4F97</text:span></text:p>
      <text:p text:style-name="P3"><text:span text:style-name="T3"/></text:p>
      <text:p text:style-name="P4"><text:span text:style-name="T1">2. Como?</text:span></text:p>
      <text:p text:style-name="P5"><text:span text:style-name="T1">- Deve possuir uma boa usagem de cores e uma linguagem simples visual</text:span></text:p>
      <text:p text:style-name="P5"><text:span text:style-name="T1"/></text:p>
      <text:p text:style-name="P4"><text:span text:style-name="T1">3. Objetivo</text:span></text:p>
      <text:p text:style-name="P5"><text:span text:style-name="T1">- Atrair o publico jovem para conhecer sua obra</text:span></text:p>
      <text:p text:style-name="P5"><text:span text:style-name="T1"/></text:p>
      <text:p text:style-name="P5"><text:span text:style-name="T1">4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 style:font-pitch="fixed"/>
    <style:font-face style:name="Source Code Pro ExtraLight" svg:font-family="'Source Code Pro ExtraLight'" style:font-pitch="fixed"/>
    <style:font-face style:name="Source Code Pro Semibold" svg:font-family="'Source Code Pro Semibold'" style:font-pitch="fixed"/>
    <style:font-face style:name="Source Code Pro Semibold1" svg:font-family="'Source Code Pro Semibold'" style:font-adornments="Semibold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pt" fo:country="BR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pt" fo:country="BR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8T19:49:02.824262234</meta:creation-date>
    <dc:date>2019-06-08T20:15:44.054574482</dc:date>
    <meta:editing-duration>PT6M12S</meta:editing-duration>
    <meta:editing-cycles>1</meta:editing-cycles>
    <meta:document-statistic meta:table-count="0" meta:image-count="0" meta:object-count="0" meta:page-count="1" meta:paragraph-count="7" meta:word-count="48" meta:character-count="308" meta:non-whitespace-character-count="266"/>
    <meta:generator>LibreOffice/6.2.4.2.0$Linux_X86_64 LibreOffice_project/20$Build-2</meta:generator>
  </office:meta>
</office:document-meta>
</file>